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6803">
            <text:p>91.6803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22">
            <text:p>94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3056">
            <text:p>95.3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156">
            <text:p>98.1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6">
            <text:p>96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572">
            <text:p>96.65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616">
            <text:p>96.1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22">
            <text:p>97.8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9227">
            <text:p>96.92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167">
            <text:p>95.8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652">
            <text:p>97.4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294">
            <text:p>98.0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09">
            <text:p>97.0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">
            <text:p>97.4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048">
            <text:p>95.4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421">
            <text:p>98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548">
            <text:p>97.254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96">
            <text:p>98.3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719">
            <text:p>97.67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792">
            <text:p>96.279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0485">
            <text:p>97.0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125">
            <text:p>97.3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7235">
            <text:p>95.7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489">
            <text:p>97.148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5">
            <text:p>97.6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9581">
            <text:p>95.9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2">
            <text:p>98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808">
            <text:p>97.9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233">
            <text:p>97.52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765">
            <text:p>98.5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304">
            <text:p>97.9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035">
            <text:p>97.5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842">
            <text:p>98.1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164">
            <text:p>97.416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147">
            <text:p>96.71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824">
            <text:p>96.2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634">
            <text:p>96.76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168">
            <text:p>97.1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95">
            <text:p>97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275">
            <text:p>97.42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292">
            <text:p>97.1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913">
            <text:p>97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773">
            <text:p>97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809">
            <text:p>97.780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333">
            <text:p>97.133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125">
            <text:p>97.1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786">
            <text:p>95.6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217">
            <text:p>96.6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8933">
            <text:p>95.8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547">
            <text:p>96.754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5742">
            <text:p>97.5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857">
            <text:p>98.385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45">
            <text:p>97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56">
            <text:p>97.645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0692">
            <text:p>96.0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846">
            <text:p>96.384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4976">
            <text:p>96.497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524">
            <text:p>97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191">
            <text:p>96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094">
            <text:p>96.4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8063">
            <text:p>94.8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177">
            <text:p>96.8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936">
            <text:p>97.2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6">
            <text:p>95.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5">
            <text:p>97.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04">
            <text:p>96.0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095">
            <text:p>97.809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1105">
            <text:p>96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06">
            <text:p>97.430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4">
            <text:p>98.1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52">
            <text:p>97.33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558">
            <text:p>98.05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9947">
            <text:p>94.9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063">
            <text:p>97.4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5909">
            <text:p>95.5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286">
            <text:p>95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9969">
            <text:p>96.9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97">
            <text:p>97.0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1083">
            <text:p>95.1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542">
            <text:p>98.7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152">
            <text:p>97.71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179">
            <text:p>97.4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8346">
            <text:p>98.8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86">
            <text:p>97.7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482">
            <text:p>97.3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035">
            <text:p>97.5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7826">
            <text:p>98.7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78">
            <text:p>97.4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093">
            <text:p>97.30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579">
            <text:p>96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046">
            <text:p>97.80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54">
            <text:p>97.6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41">
            <text:p>97.4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649">
            <text:p>97.864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8872">
            <text:p>95.887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735">
            <text:p>97.77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229">
            <text:p>97.5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7545">
            <text:p>93.7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464">
            <text:p>97.44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211">
            <text:p>96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7556">
            <text:p>94.7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237">
            <text:p>97.32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788">
            <text:p>97.3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031">
            <text:p>98.0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684">
            <text:p>97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92">
            <text:p>97.6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938">
            <text:p>96.0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475">
            <text:p>95.4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946">
            <text:p>97.194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849">
            <text:p>97.0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8833">
            <text:p>96.88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619">
            <text:p>97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5263">
            <text:p>95.5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857">
            <text:p>98.4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072">
            <text:p>97.0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475">
            <text:p>95.94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269">
            <text:p>98.0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676">
            <text:p>96.7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383">
            <text:p>98.3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091">
            <text:p>97.7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28">
            <text:p>97.6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966">
            <text:p>97.4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061">
            <text:p>97.30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SUM([.A1:.A500])/500" office:value-type="float" office:value="97.8486550000001">
            <text:p>97.848655</text:p>
          </table:table-cell>
          <table:table-cell table:formula="of:=SUM([.B1:.B500])/500" office:value-type="float" office:value="15.926">
            <text:p>15.9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56:2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